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77f6" officeooo:paragraph-rsid="001577f6"/>
    </style:style>
    <style:style style:name="P2" style:family="paragraph" style:parent-style-name="Standard">
      <style:paragraph-properties fo:text-align="start" style:justify-single-word="false"/>
      <style:text-properties officeooo:rsid="001577f6" officeooo:paragraph-rsid="001577f6"/>
    </style:style>
    <style:style style:name="P3" style:family="paragraph" style:parent-style-name="Standard">
      <style:paragraph-properties fo:text-align="start" style:justify-single-word="false"/>
      <style:text-properties officeooo:rsid="001765ec" officeooo:paragraph-rsid="001765ec"/>
    </style:style>
    <style:style style:name="P4" style:family="paragraph" style:parent-style-name="Standard">
      <style:paragraph-properties fo:text-align="start" style:justify-single-word="false"/>
      <style:text-properties officeooo:rsid="001765ec" officeooo:paragraph-rsid="0018058f"/>
    </style:style>
    <style:style style:name="P5" style:family="paragraph" style:parent-style-name="Standard">
      <style:paragraph-properties fo:text-align="start" style:justify-single-word="false"/>
      <style:text-properties officeooo:rsid="0018058f" officeooo:paragraph-rsid="0018058f"/>
    </style:style>
    <style:style style:name="P6" style:family="paragraph" style:parent-style-name="Standard">
      <style:paragraph-properties fo:text-align="start" style:justify-single-word="false"/>
      <style:text-properties officeooo:rsid="0018058f" officeooo:paragraph-rsid="0018058f"/>
    </style:style>
    <style:style style:name="P7" style:family="paragraph" style:parent-style-name="Standard">
      <style:paragraph-properties fo:text-align="start" style:justify-single-word="false"/>
      <style:text-properties officeooo:rsid="0018058f" officeooo:paragraph-rsid="001577f6"/>
    </style:style>
    <style:style style:name="P8" style:family="paragraph" style:parent-style-name="Standard">
      <style:paragraph-properties fo:text-align="start" style:justify-single-word="false"/>
      <style:text-properties officeooo:rsid="001577f6" officeooo:paragraph-rsid="001577f6"/>
    </style:style>
    <style:style style:name="P9" style:family="paragraph" style:parent-style-name="Standard">
      <style:paragraph-properties fo:text-align="start" style:justify-single-word="false"/>
      <style:text-properties officeooo:rsid="0019f23c" officeooo:paragraph-rsid="0019f23c"/>
    </style:style>
    <style:style style:name="P10" style:family="paragraph" style:parent-style-name="Standard">
      <style:paragraph-properties fo:text-align="start" style:justify-single-word="false"/>
      <style:text-properties officeooo:rsid="001a4f22" officeooo:paragraph-rsid="001a4f22"/>
    </style:style>
    <style:style style:name="P11" style:family="paragraph" style:parent-style-name="Standard">
      <style:paragraph-properties fo:text-align="start" style:justify-single-word="false"/>
      <style:text-properties officeooo:rsid="0021cd2d" officeooo:paragraph-rsid="0021cd2d"/>
    </style:style>
    <style:style style:name="P12" style:family="paragraph" style:parent-style-name="Standard">
      <style:paragraph-properties fo:text-align="start" style:justify-single-word="false"/>
      <style:text-properties officeooo:rsid="0023a678" officeooo:paragraph-rsid="0023a678"/>
    </style:style>
    <style:style style:name="T1" style:family="text">
      <style:text-properties officeooo:rsid="0018058f"/>
    </style:style>
    <style:style style:name="T2" style:family="text">
      <style:text-properties officeooo:rsid="001c4abb"/>
    </style:style>
    <style:style style:name="T3" style:family="text">
      <style:text-properties officeooo:rsid="00247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TP</text:p>
      <text:p text:style-name="P2"/>
      <text:p text:style-name="P2"/>
      <text:p text:style-name="P2"/>
      <text:p text:style-name="P9">Dans ce TP, on s’est intéressé à la fonction f(x) = x²-x+1.</text:p>
      <text:p text:style-name="P10">Nous avons tracé le graphique de la fonction f sur l’intervalle [-1;2] en utilisant le module matplotlib.pyplot. Nous avons rencontré quelques difficultés au niveau de l’affichage de la courbe parce que nous avions eu du mal à manipuler les commandes « plt » . <text:span text:style-name="T2">Les deux zéro de la fonction f <text:s/>sont approximativement -0,6 et 1,6 .Pour confirmer cette approximation,nous avons commencé par utiliser la méthode du point fixe qui consiste à étudier une autre fonction et vérifier que les points fixes de cette fonction sont les zéro de la fonction f. Dans notre exemple, nous avons étudié la fonction g(x) = 1 + 1/x et nous avons observé qu’effectivement les points fixes de la fonction g sont les zéro de la fonction f. </text:span></text:p>
      <text:p text:style-name="P11">Nous avons effectué les tests de la fonction point fixe et nous avons bien trouver les zéro de f.</text:p>
      <text:p text:style-name="P12">La méthode de Newton consiste à appliquer la méthode du point fixe à la fonction suivante </text:p>
      <text:p text:style-name="P12">g(x) = x − f(x)/f’(x). Au début nous avons <text:span text:style-name="T3">cru qu’il fallait dériver la fonction g mais on a compris que ce n’était pas nécessair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26:18.867747078</meta:creation-date>
    <dc:date>2017-09-28T17:19:02.851360783</dc:date>
    <meta:editing-duration>PT32M51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202" meta:character-count="1112" meta:non-whitespace-character-count="915"/>
  </office:meta>
</office:document-meta>
</file>